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"Welcome, welcome—! Get your wares and
services here—!"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Come again—!"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"Spirit Orbs"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"Wonders"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4T19:05:41+01:00</meta:creation-date>
    <dc:date>2019-11-14T19:05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